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MySQL Database Querying and Management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Vol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SQL is an open-source relational database management system (RDBMS) that allows you to store, manage, and retrieve data efficiently</text:p>
                <text:p/>
                <text:p>MySQL vs NoSQL</text:p>
              </text:list-item>
              <text:list-item>
                <text:p>MySQL is a relational database that organizes data in tables, using predefined schema</text:p>
              </text:list-item>
              <text:list-item>
                <text:p>NoSQL is a non-relational database that allows for flexible, unstructured or semi-structured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atabase</text:span> - A database is a structured collection of data stored in a computer system. In MySQL, a database is a container for storing tables, views, triggers, procedures, and other database objects.</text:p>
              </text:list-item>
              <text:list-item>
                <text:p><text:span text:style-name="T1">Table</text:span> - A table is the fundamental storage structure in MySQL. It's organized in rows and columns, where each row represents a record and each column represents a field. Tables store data in a structured format.</text:p>
              </text:list-item>
              <text:list-item>
                <text:p><text:span text:style-name="T1">Row</text:span> - A row is a single, horizontal record in a table. Each row contains data for all the columns of the table. Rows are also referred to as reco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finitions contd..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lumn - </text:span>A column defines a vertical field in a table. It represents the attribute of the data (like name, age, or email). Each column has a specific data type, such as INT, VARCHAR, DATE, etc.</text:p>
              </text:list-item>
              <text:list-item>
                <text:p><text:span text:style-name="T1">Primary Key - </text:span>A primary key is a unique identifier for each record in a table. It ensures that no two rows have the same value in the primary key column(s). The primary key field cannot be null.</text:p>
              </text:list-item>
              <text:list-item>
                <text:p><text:span text:style-name="T1">Foreign Key - </text:span>A foreign key is a field (or a set of fields) in one table that uniquely identifies a row of another table. It creates a relationship between two tables and enforces referential integrity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</text:span>: A standard integer data type. Can store whole numbers between -2,147,483,648 and 2,147,483,647.</text:p>
              </text:list-item>
              <text:list-item>
                <text:p><text:span text:style-name="T1">VARCHAR</text:span>: is a variable-length string data type. If you define VARCHAR(10), it will store only the actual number of characters used, up to the maximum of 10.</text:p>
              </text:list-item>
              <text:list-item>
                <text:p><text:span text:style-name="T1">TEXT</text:span>: A large variable-length string. Used for storing long text data. The maximum length is 65,535 charact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Types contd.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ATE</text:span>: A date value in the format YYYY-MM-DD.</text:p>
              </text:list-item>
              <text:list-item>
                <text:p><text:span text:style-name="T1">DATETIME</text:span>: A date and time value in the format YYYY-MM-DD HH:MM:SS</text:p>
              </text:list-item>
              <text:list-item>
                <text:p><text:span text:style-name="T1">BOOLEAN</text:span>: A data type representing a boolean value. Internally stored as TINYINT(1). TRUE is represented as 1, and FALSE as 0</text:p>
              </text:list-item>
              <text:list-item>
                <text:p><text:span text:style-name="T1">ENUM</text:span>: An enumeration. Used for storing a predefined set of values. You specify the allowed values in the definition (e.g., 'small', 'medium', 'large')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9T03:16:30.367445067</meta:creation-date>
    <meta:editing-duration>PT23M13S</meta:editing-duration>
    <meta:editing-cycles>3</meta:editing-cycles>
    <meta:generator>LibreOffice/6.4.7.2$Linux_X86_64 LibreOffice_project/40$Build-2</meta:generator>
    <dc:title>Beehive</dc:title>
    <dc:date>2024-09-29T05:00:45.945447706</dc:date>
    <meta:document-statistic meta:object-count="59"/>
  </office:meta>
</office:document-meta>
</file>